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5cb" officeooo:paragraph-rsid="001255cb"/>
    </style:style>
    <style:style style:name="P2" style:family="paragraph" style:parent-style-name="Standard">
      <style:text-properties officeooo:rsid="001300ba" officeooo:paragraph-rsid="001300ba"/>
    </style:style>
    <style:style style:name="T1" style:family="text">
      <style:text-properties officeooo:rsid="001300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Я не устаю восхищаться директором школы, где учится мой племянник Степаном Викторовичем. Я не то что не встречал раньше таких директоров, но и представить не мог, что такие бывают.</text:p>
      <text:p text:style-name="P1"/>
      <text:p text:style-name="P1">Читая его ФБ посты мне тоже хочется написать что-то подобное. Ну так вперёд!, как сказал бы Степан Викторович.</text:p>
      <text:p text:style-name="P1"/>
      <text:p text:style-name="P1">Дорогие ребята, а также те, кто уже чувствует себя взрослым! Что нам делать во время этих нежданных каникул? <text:span text:style-name="T1">Вы мне ответите «Что за вопрос! Конечно же заниматься любимым делом — играть в игры и смотреть и снимать смешные ролики». И будете правы. Ведь если не заниматься любимым делом, то можно сойти с ума.</text:span></text:p>
      <text:p text:style-name="P1"/>
      <text:p text:style-name="P2">Но позвольте мне дать вам совет. Все мы хотим жить полной жизнью. А что для этого нужно? Человеку для этого нужны Свобода и Творчество. Вам предстоит жить в непростом мире, в котором найдутся люди, желающие вашу свободу отнять. Они не будут говорить «Я хочу, чтобы ты работал на меня за копейки», нет, они будут действовать хитростью. И вот против этой хитрости не помогут те навыки, которые вы приобретаете играя в компьютерные игры.</text:p>
      <text:p text:style-name="P2"/>
      <text:p text:style-name="P2">Что же поможет? На мой взгляд, поможет чтение хороших книг, называемых классическими. Эти книги именно об этом. Там, возможно не будет ситуаций, совпадающими с ситуациями из вашей жизни. Но они формируют вкус, вкус, который поможет вам полюбить свободу, распознать те ситуации, когда свободу пытаются отнять хитростью и подскажут как себя вести.</text:p>
      <text:p text:style-name="P2"/>
      <text:p text:style-name="P2">Поэтому удачи вам в прохождении новых уровней в ваших любимых играх, но не забывайте уделять время формированию своего вкуса, которое очень, очень, очень пригодится вам в жизн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7:26:54.892986219</meta:creation-date>
    <dc:date>2020-03-30T17:42:30.363876710</dc:date>
    <meta:editing-duration>PT15M4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49" meta:character-count="1553" meta:non-whitespace-character-count="1309"/>
  </office:meta>
</office:document-meta>
</file>